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officeooo:rsid="00108390" officeooo:paragraph-rsid="00108390"/>
    </style:style>
    <style:style style:name="P2" style:family="paragraph" style:parent-style-name="Heading">
      <style:text-properties officeooo:rsid="00258b65" officeooo:paragraph-rsid="00258b65"/>
    </style:style>
    <style:style style:name="P3" style:family="paragraph" style:parent-style-name="Text_20_body">
      <style:text-properties officeooo:rsid="000b9589" officeooo:paragraph-rsid="000b9589"/>
    </style:style>
    <style:style style:name="P4" style:family="paragraph" style:parent-style-name="Text_20_body">
      <style:text-properties officeooo:rsid="000d6e8b" officeooo:paragraph-rsid="000d6e8b"/>
    </style:style>
    <style:style style:name="P5" style:family="paragraph" style:parent-style-name="Text_20_body">
      <style:text-properties officeooo:rsid="00154bcf" officeooo:paragraph-rsid="00154bcf"/>
    </style:style>
    <style:style style:name="P6" style:family="paragraph" style:parent-style-name="Text_20_body">
      <style:text-properties officeooo:rsid="0015caa0" officeooo:paragraph-rsid="0017e0f3"/>
    </style:style>
    <style:style style:name="P7" style:family="paragraph" style:parent-style-name="Text_20_body">
      <style:text-properties officeooo:rsid="0023048c" officeooo:paragraph-rsid="0023048c"/>
    </style:style>
    <style:style style:name="P8" style:family="paragraph" style:parent-style-name="Text_20_body">
      <style:text-properties officeooo:rsid="0023e9f5" officeooo:paragraph-rsid="0027cb98"/>
    </style:style>
    <style:style style:name="P9" style:family="paragraph" style:parent-style-name="Text_20_body">
      <style:paragraph-properties fo:margin-left="1.245cm" fo:margin-right="0cm" fo:text-indent="0cm" style:auto-text-indent="false"/>
      <style:text-properties officeooo:rsid="0015caa0" officeooo:paragraph-rsid="0017e0f3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3e9f5" officeooo:paragraph-rsid="0023e9f5"/>
    </style:style>
    <style:style style:name="P11" style:family="paragraph" style:parent-style-name="Subtitle">
      <style:text-properties officeooo:rsid="00082e30" officeooo:paragraph-rsid="00082e30"/>
    </style:style>
    <style:style style:name="T1" style:family="text">
      <style:text-properties officeooo:rsid="000c833e"/>
    </style:style>
    <style:style style:name="T2" style:family="text">
      <style:text-properties officeooo:rsid="000ed9bd"/>
    </style:style>
    <style:style style:name="T3" style:family="text">
      <style:text-properties officeooo:rsid="001260c0"/>
    </style:style>
    <style:style style:name="T4" style:family="text">
      <style:text-properties officeooo:rsid="00163739"/>
    </style:style>
    <style:style style:name="T5" style:family="text">
      <style:text-properties fo:font-weight="bold" officeooo:rsid="00163739" style:font-weight-asian="bold" style:font-weight-complex="bold"/>
    </style:style>
    <style:style style:name="T6" style:family="text">
      <style:text-properties officeooo:rsid="0017e0f3"/>
    </style:style>
    <style:style style:name="T7" style:family="text">
      <style:text-properties officeooo:rsid="00267af5"/>
    </style:style>
    <style:style style:name="T8" style:family="text">
      <style:text-properties officeooo:rsid="00269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Labyrinttipeli</text:p>
      <text:p text:style-name="P11"/>
      <text:p text:style-name="P11"/>
      <text:p text:style-name="P11">Esa Parkkila</text:p>
      <text:p text:style-name="P11">12I224 </text:p>
      <text:p text:style-name="P11">Olio-ohjelmointi 2 </text:p>
      <text:p text:style-name="P11">G-04135-3002</text:p>
      <text:p text:style-name="P1">Työn kulku</text:p>
      <text:p text:style-name="P3">Tein <text:span text:style-name="T1">harjoitus</text:span>työn yksin, koska olin samaan aikaan töissä yrityksessä ja aikataulu ei antanut periksi ryhmätyön tekemiselle. <text:span text:style-name="T1">Harjoitustyö osoittautui kuitenkin pelättyä helpommaksi, ja sainkin sen pääosin valmiiksi koodaamalla joka päivä noin viikon ajan.</text:span></text:p>
      <text:p text:style-name="P4">Valmiiksi annettu koodi oli selkeästi toteutettu, ja annetun rajapinta -luokan <text:span text:style-name="T2">toteuttaminen sujui ilman suurempia ongelmia.</text:span></text:p>
      <text:p text:style-name="P7">Pyrin käyttämään mahdollisimman paljon kurssin aikana käytyjä uusia käsitteitä, kuten iteraattoreita, algoritmejä ja lambda-funktioita.</text:p>
      <text:p text:style-name="Heading"/>
      <text:p text:style-name="Heading"><text:span text:style-name="T3">O</text:span>minaisuudet</text:p>
      <text:p text:style-name="P5">Erikoispaloista toteutin vain Teleportin. Siunattu- ja Kirottu pala antavat debug -tilassa ilmoituksen toteutuksen puuttumisesta, kun niiden päälle astutaan.</text:p>
      <text:p text:style-name="P6">Tietokonepelaajan toteutuin hiukan eri tavalla kuin ohjeistuksessa oli annettu. </text:p>
      <text:p text:style-name="P6"><text:span text:style-name="T6">Ero ilmenee, jos tietokonepelaaja ei kykene liikkumaan ensiksi laskettuun "ensisijaiseen" suuntaan yhtään askelta. Siinä tapauksessa omassa toteutuksessani käy näin:</text:span></text:p>
      <text:p text:style-name="P9"><text:span text:style-name="T6">Tietokonepelaaja yrittää liikkua </text:span><text:span text:style-name="T5">1 askeleen</text:span><text:span text:style-name="T4"> verran </text:span><text:span text:style-name="T5">satunnaiseen</text:span><text:span text:style-name="T4"> suuntaan, joka ei voi olla ensisijainen suunta. Mikäli tämä ei onnistu, tietokonepelaaja pysyy paikallaan.</text:span></text:p>
      <text:p text:style-name="P10"/>
      <text:p text:style-name="P2">Loppusanat</text:p>
      <text:p text:style-name="P8">Harjoitustyön tekeminen oli mukavaa, <text:span text:style-name="T8">ja </text:span>se vahvisti kurssin aikana opittujen asioiden tuntemusta.</text:p>
      <text:p text:style-name="P8"><text:span text:style-name="T7">Harjoitustyön tehtyä ymmärrän nyt paremmin mitä ovat virtuaalifunktiot ja -luokat, sekä niiden merkityksen olio-ohjelmoinnin peruskäsittein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57S</meta:editing-duration>
    <meta:editing-cycles>40</meta:editing-cycles>
    <meta:generator>LibreOffice/4.3.6.2$Windows_x86 LibreOffice_project/d50a87b2e514536ed401c18000dad4660b6a169e</meta:generator>
    <dc:date>2015-05-31T12:29:20.832000000</dc:date>
    <meta:document-statistic meta:table-count="0" meta:image-count="0" meta:object-count="0" meta:page-count="2" meta:paragraph-count="17" meta:word-count="166" meta:character-count="1420" meta:non-whitespace-character-count="1268"/>
    <meta:user-defined meta:name="Info 1"/>
    <meta:user-defined meta:name="Info 2"/>
    <meta:user-defined meta:name="Info 3"/>
    <meta:user-defined meta:name="Info 4"/>
  </office:meta>
</office:document-meta>
</file>